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color="#000000" style:font-name="Segoe UI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  <style:style style:name="ce3" style:family="table-cell" style:parent-style-name="Default">
      <style:text-properties style:font-name="Arial" style:font-name-asian="AR PL UMing HK" style:font-name-complex="Lohit Hindi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2" table:formula="of:=SUMPRODUCT(['file:///C:/data/soukrome/LO/sc-unit-test/ods/fdo36933%20-%20Array%20formula%20operations%20on%20external%20references%20does%20return%20504%20err/fdo36933data.ods'#$Sheet1.A2:.A8]&lt;[.M3];['file:///C:/data/soukrome/LO/sc-unit-test/ods/fdo36933%20-%20Array%20formula%20operations%20on%20external%20references%20does%20return%20504%20err/fdo36933data.ods'#$Sheet1.A2:.A8])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Sum product from external data fil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https://bugs.freedesktop.org/show_bug.cgi?id=36933</text:p>
          </table:table-cell>
          <table:table-cell/>
        </table:table-row>
        <table:table-row table:style-name="ro1">
          <table:table-cell table:number-columns-repeated="11"/>
          <table:table-cell table:style-name="ce4" office:value-type="string" calcext:value-type="string">
            <text:p>condition value</text:p>
          </table:table-cell>
          <table:table-cell table:style-name="ce4" office:value-type="float" office:value="4" calcext:value-type="float">
            <table:detective>
              <table:operation table:name="trace-dependents" table:index="0"/>
              <table:operation table:name="remove-dependents" table:index="1"/>
            </table:detective>
            <text:p>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umproduct less then condition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11"/>
        </table:table-row>
      </table:table>
      <table:table table:name="'file:///C:/data/soukrome/LO/sc-unit-test/ods/fdo36933%20-%20Array%20formula%20operations%20on%20external%20references%20does%20return%20504%20err/fdo36933data.ods'#Sheet1" table:print="false" table:style-name="ta_extref">
        <table:table-source xlink:type="simple" xlink:href="../fdo36933data.ods" table:table-name="Sheet1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tyl_20_šipky_20_1" draw:display-name="Styl šipky 1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2" draw:display-name="Styl šipky 2" svg:viewBox="0 0 20 30" svg:d="M10 0l-10 30h20z"/>
    <draw:marker draw:name="Styl_20_šipky_20_3" draw:display-name="Styl šipky 3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.00.0000</text:date>, <text:time style:data-style-name="N2" text:time-value="11:15:28.2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1:17:44.364000000</meta:creation-date>
    <meta:editing-duration>P0D</meta:editing-duration>
    <meta:editing-cycles>1</meta:editing-cycles>
    <meta:generator>LibreOffice/4.3.5.2$Windows_x86 LibreOffice_project/3a87456aaa6a95c63eea1c1b3201acedf0751bd5</meta:generator>
    <meta:document-statistic meta:table-count="1" meta:cell-count="6" meta:object-count="0"/>
  </office:meta>
</office:document-meta>
</file>